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0">
      <style:table-cell-properties fo:border="0.0008in solid #000000"/>
    </style:style>
  </office:automatic-styles>
  <office:body>
    <office:spreadsheet>
      <table:table table:name="Sorting Data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table:number-columns-spanned="2" table:number-rows-spanned="1">
            <text:p>Bubble Sort</text:p>
          </table:table-cell>
          <table:covered-table-cell/>
        </table:table-row>
        <table:table-row table:style-name="ro1">
          <table:table-cell office:value-type="string">
            <text:p>Runs</text:p>
          </table:table-cell>
          <table:table-cell office:value-type="string">
            <text:p>time (in second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verage:</text:p>
          </table:table-cell>
          <table:table-cell table:formula="of:=AVERAGE([.B3:.B7])" office:value-type="float" office:value="236.8">
            <text:p>236.8</text:p>
          </table:table-cell>
        </table:table-row>
        <table:table-row table:style-name="ro1">
          <table:table-cell office:value-type="string">
            <text:p>Minutes:</text:p>
          </table:table-cell>
          <table:table-cell office:value-type="float" office:value="4">
            <text:p>4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Merge Sort</text:p>
          </table:table-cell>
          <table:covered-table-cell/>
        </table:table-row>
        <table:table-row table:style-name="ro1">
          <table:table-cell office:value-type="string">
            <text:p>Runs</text:p>
          </table:table-cell>
          <table:table-cell office:value-type="string">
            <text:p>time (in second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verage:</text:p>
          </table:table-cell>
          <table:table-cell table:formula="of:=AVERAGE([.B16:.B20])" office:value-type="float" office:value="111">
            <text:p>111</text:p>
          </table:table-cell>
        </table:table-row>
        <table:table-row table:style-name="ro1">
          <table:table-cell office:value-type="string">
            <text:p>Minutes:</text:p>
          </table:table-cell>
          <table:table-cell office:value-type="float" office:value="1.51">
            <text:p>1.51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Quick Sort</text:p>
          </table:table-cell>
          <table:covered-table-cell/>
        </table:table-row>
        <table:table-row table:style-name="ro1">
          <table:table-cell office:value-type="string">
            <text:p>Runs</text:p>
          </table:table-cell>
          <table:table-cell office:value-type="string">
            <text:p>time (in second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verage:</text:p>
          </table:table-cell>
          <table:table-cell table:formula="of:=AVERAGE([.B29:.B33])" office:value-type="float" office:value="98.2">
            <text:p>98.2</text:p>
          </table:table-cell>
        </table:table-row>
        <table:table-row table:style-name="ro1">
          <table:table-cell office:value-type="string">
            <text:p>Minutes:</text:p>
          </table:table-cell>
          <table:table-cell table:style-name="ce3" office:value-type="float" office:value="1.38">
            <text:p>1.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9/13/2015</text:date>, <text:time>15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h Rempala</meta:initial-creator>
    <meta:creation-date>2015-09-10T20:54:00.45</meta:creation-date>
    <dc:date>2015-09-13T15:50:04.18</dc:date>
    <dc:creator>Deborah Rempala</dc:creator>
    <meta:editing-duration>PT51M45S</meta:editing-duration>
    <meta:editing-cycles>4</meta:editing-cycles>
    <meta:generator>OpenOffice/4.1.0$Win32 OpenOffice.org_project/410m18$Build-9764</meta:generator>
    <meta:printed-by>Deborah Rempala</meta:printed-by>
    <meta:print-date>2015-09-13T15:47:50.11</meta:print-date>
    <meta:document-statistic meta:table-count="3" meta:cell-count="51" meta:object-count="0"/>
  </office:meta>
</office:document-meta>
</file>